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 loext:decorative="false"/>
    </style:style>
    <style:style style:name="gr2" style:family="graphic" style:parent-style-name="objectwithoutfill">
      <style:graphic-properties svg:stroke-width="0.08cm" svg:stroke-color="#000000" draw:marker-start-width="0.32cm" draw:marker-end-width="0.32cm" draw:fill="none" draw:textarea-vertical-align="middle" fo:padding-top="0.165cm" fo:padding-bottom="0.165cm" fo:padding-left="0.29cm" fo:padding-right="0.29cm" loext:decorative="false"/>
    </style:style>
    <style:style style:name="gr3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3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29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0.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7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54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line-height="100%" fo:text-align="center"/>
    </style:style>
    <style:style style:name="P4" style:family="paragraph">
      <loext:graphic-properties draw:fill="none" draw:fill-color="#ffffff"/>
      <style:paragraph-properties fo:line-height="100%" fo:text-align="center"/>
      <style:text-properties fo:font-size="7.5pt" style:font-size-asian="7.5pt" style:font-size-complex="7.5pt"/>
    </style:style>
    <style:style style:name="P5" style:family="paragraph">
      <loext:graphic-properties draw:fill="none" draw:fill-color="#ffffff"/>
      <style:paragraph-properties fo:line-height="100%" fo:text-align="center"/>
      <style:text-properties style:font-name="Liberation Serif" fo:font-size="7.5pt" style:font-size-asian="7.5pt" style:font-size-complex="7.5pt"/>
    </style:style>
    <style:style style:name="P6" style:family="paragraph">
      <style:paragraph-properties fo:line-height="100%" fo:text-align="start"/>
    </style:style>
    <style:style style:name="P7" style:family="paragraph">
      <loext:graphic-properties draw:fill="none" draw:fill-color="#ffffff"/>
      <style:paragraph-properties fo:line-height="100%" fo:text-align="start"/>
    </style:style>
    <style:style style:name="P8" style:family="paragraph">
      <style:paragraph-properties fo:margin-left="0cm" fo:margin-right="0cm" fo:margin-top="0cm" fo:margin-bottom="0cm" fo:line-height="115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8.5pt" style:font-size-asian="8.5pt" style:font-size-complex="8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style:font-name="標楷體" fo:font-size="8.5pt" style:font-name-asian="標楷體" style:font-size-asian="8.5pt" style:font-size-complex="8.5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line-height="100%" fo:text-align="end"/>
    </style:style>
    <style:style style:name="P14" style:family="paragraph">
      <loext:graphic-properties draw:fill="none" draw:fill-color="#ffffff"/>
      <style:paragraph-properties fo:line-height="100%" fo:text-align="end"/>
      <style:text-properties style:font-name="Times New Roman" fo:font-size="7.5pt" fo:letter-spacing="normal" style:font-size-asian="7.5pt" style:font-size-complex="7.5pt"/>
    </style:style>
    <style:style style:name="P15" style:family="paragraph">
      <loext:graphic-properties draw:fill="none" draw:fill-color="#ffffff"/>
      <style:paragraph-properties fo:line-height="100%" fo:text-align="center"/>
      <style:text-properties fo:letter-spacing="0.02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Times New Roman" fo:font-size="11.5pt" fo:letter-spacing="0.002cm" style:font-size-asian="11.5pt" style:font-size-complex="11.5pt"/>
    </style:style>
    <style:style style:name="T1" style:family="text">
      <style:text-properties style:font-name="標楷體" fo:font-size="9.5pt" style:font-name-asian="標楷體" style:font-size-asian="9.5pt" style:font-size-complex="9.5pt"/>
    </style:style>
    <style:style style:name="T2" style:family="text">
      <style:text-properties style:font-name="Times New Roman" fo:font-size="7.5pt" style:font-size-asian="7.5pt" style:font-size-complex="7.5pt"/>
    </style:style>
    <style:style style:name="T3" style:family="text">
      <style:text-properties style:font-name="Times New Roman" fo:font-size="7pt" style:font-size-asian="7pt" style:font-size-complex="7pt"/>
    </style:style>
    <style:style style:name="T4" style:family="text">
      <style:text-properties style:font-name="標楷體" fo:font-size="12pt" style:font-name-asian="標楷體" style:font-size-asian="12pt" style:font-size-complex="12pt"/>
    </style:style>
    <style:style style:name="T5" style:family="text">
      <style:text-properties style:font-name="Times New Roman" fo:font-size="10pt" style:font-name-asian="標楷體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12pt" fo:font-style="normal" fo:text-shadow="none" style:text-underline-style="none" fo:font-weight="normal" style:letter-kerning="true" style:font-name-asian="標楷體" style:font-size-asian="12pt" style:font-style-asian="normal" style:font-weight-asian="normal" style:font-name-complex="Noto Sans CJK TC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9pt" fo:letter-spacing="-0.014cm" fo:font-style="normal" fo:text-shadow="none" style:text-underline-style="none" fo:font-weight="normal" style:letter-kerning="true" style:font-name-asian="標楷體" style:font-size-asian="9pt" style:font-style-asian="normal" style:font-weight-asian="normal" style:font-name-complex="Noto Sans CJK TC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8.5pt" fo:letter-spacing="0.02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letter-spacing="0.02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21pt" fo:font-style="normal" fo:text-shadow="none" style:text-underline-style="none" fo:font-weight="normal" style:letter-kerning="true" style:font-name-asian="標楷體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style:font-name-asian="Times New Roman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標楷體" fo:font-size="21pt" style:font-name-asian="標楷體" style:font-size-asian="21pt" style:font-size-complex="21pt"/>
    </style:style>
    <style:style style:name="T14" style:family="text">
      <style:text-properties style:font-name="Times New Roman" fo:font-size="12pt" fo:letter-spacing="normal" style:font-size-asian="12pt" style:font-size-complex="12pt"/>
    </style:style>
    <style:style style:name="T15" style:family="text">
      <style:text-properties style:font-name="標楷體" fo:font-size="9.5pt" fo:letter-spacing="0.02cm" style:font-name-asian="標楷體" style:font-size-asian="9.5pt" style:font-size-complex="9.5pt"/>
    </style:style>
    <style:style style:name="T16" style:family="text">
      <style:text-properties style:font-name="Times New Roman" fo:font-size="11pt" fo:letter-spacing="0.002cm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0.48cm" svg:y1="1.2cm" svg:x2="18.67cm" svg:y2="1.2cm">
          <text:p/>
        </draw:line>
        <draw:line draw:style-name="gr1" draw:text-style-name="P1" draw:layer="layout" svg:x1="0.48cm" svg:y1="25.28cm" svg:x2="18.67cm" svg:y2="25.28cm">
          <text:p/>
        </draw:line>
        <draw:line draw:style-name="gr1" draw:text-style-name="P1" draw:layer="layout" svg:x1="19.224cm" svg:y1="25.28cm" svg:x2="37.42cm" svg:y2="25.28cm">
          <text:p/>
        </draw:line>
        <draw:line draw:style-name="gr1" draw:text-style-name="P1" draw:layer="layout" svg:x1="19.22cm" svg:y1="6.36cm" svg:x2="37.42cm" svg:y2="6.36cm">
          <text:p/>
        </draw:line>
        <draw:line draw:style-name="gr2" draw:text-style-name="P1" draw:layer="layout" svg:x1="18.95cm" svg:y1="25.26cm" svg:x2="18.95cm" svg:y2="1.18cm">
          <text:p/>
        </draw:line>
        <draw:line draw:style-name="gr1" draw:text-style-name="P1" draw:layer="layout" svg:x1="0.5cm" svg:y1="1.18cm" svg:x2="0.5cm" svg:y2="25.3cm">
          <text:p/>
        </draw:line>
        <draw:line draw:style-name="gr1" draw:text-style-name="P1" draw:layer="layout" svg:x1="18.65cm" svg:y1="1.18cm" svg:x2="18.65cm" svg:y2="25.3cm">
          <text:p/>
        </draw:line>
        <draw:line draw:style-name="gr1" draw:text-style-name="P1" draw:layer="layout" svg:x1="19.242cm" svg:y1="6.34cm" svg:x2="19.242cm" svg:y2="25.3cm">
          <text:p/>
        </draw:line>
        <draw:line draw:style-name="gr1" draw:text-style-name="P1" draw:layer="layout" svg:x1="37.4cm" svg:y1="6.34cm" svg:x2="37.4cm" svg:y2="25.3cm">
          <text:p/>
        </draw:line>
        <draw:line draw:style-name="gr3" draw:text-style-name="P1" draw:layer="layout" svg:x1="2.15cm" svg:y1="1.2cm" svg:x2="2.15cm" svg:y2="25.28cm">
          <text:p/>
        </draw:line>
        <draw:line draw:style-name="gr3" draw:text-style-name="P1" draw:layer="layout" svg:x1="0.5cm" svg:y1="2.06cm" svg:x2="18.65cm" svg:y2="2.06cm">
          <text:p/>
        </draw:line>
        <draw:line draw:style-name="gr3" draw:text-style-name="P1" draw:layer="layout" svg:x1="2.15cm" svg:y1="2.92cm" svg:x2="18.65cm" svg:y2="2.92cm">
          <text:p/>
        </draw:line>
        <draw:line draw:style-name="gr3" draw:text-style-name="P1" draw:layer="layout" svg:x1="2.15cm" svg:y1="3.78cm" svg:x2="18.65cm" svg:y2="3.78cm">
          <text:p/>
        </draw:line>
        <draw:line draw:style-name="gr3" draw:text-style-name="P1" draw:layer="layout" svg:x1="2.15cm" svg:y1="4.64cm" svg:x2="18.65cm" svg:y2="4.64cm">
          <text:p/>
        </draw:line>
        <draw:line draw:style-name="gr3" draw:text-style-name="P1" draw:layer="layout" svg:x1="2.15cm" svg:y1="5.5cm" svg:x2="18.65cm" svg:y2="5.5cm">
          <text:p/>
        </draw:line>
        <draw:line draw:style-name="gr3" draw:text-style-name="P1" draw:layer="layout" svg:x1="2.15cm" svg:y1="6.36cm" svg:x2="18.65cm" svg:y2="6.36cm">
          <text:p/>
        </draw:line>
        <draw:line draw:style-name="gr3" draw:text-style-name="P1" draw:layer="layout" svg:x1="2.15cm" svg:y1="13.24cm" svg:x2="18.65cm" svg:y2="13.24cm">
          <text:p/>
        </draw:line>
        <draw:line draw:style-name="gr3" draw:text-style-name="P1" draw:layer="layout" svg:x1="2.15cm" svg:y1="7.22cm" svg:x2="18.65cm" svg:y2="7.22cm">
          <text:p/>
        </draw:line>
        <draw:line draw:style-name="gr3" draw:text-style-name="P1" draw:layer="layout" svg:x1="2.15cm" svg:y1="8.08cm" svg:x2="18.65cm" svg:y2="8.08cm">
          <text:p/>
        </draw:line>
        <draw:line draw:style-name="gr3" draw:text-style-name="P1" draw:layer="layout" svg:x1="2.15cm" svg:y1="8.94cm" svg:x2="18.65cm" svg:y2="8.94cm">
          <text:p/>
        </draw:line>
        <draw:line draw:style-name="gr3" draw:text-style-name="P1" draw:layer="layout" svg:x1="2.15cm" svg:y1="9.8cm" svg:x2="18.65cm" svg:y2="9.8cm">
          <text:p/>
        </draw:line>
        <draw:line draw:style-name="gr3" draw:text-style-name="P1" draw:layer="layout" svg:x1="2.15cm" svg:y1="10.66cm" svg:x2="18.65cm" svg:y2="10.66cm">
          <text:p/>
        </draw:line>
        <draw:line draw:style-name="gr3" draw:text-style-name="P1" draw:layer="layout" svg:x1="2.15cm" svg:y1="11.52cm" svg:x2="18.65cm" svg:y2="11.52cm">
          <text:p/>
        </draw:line>
        <draw:line draw:style-name="gr3" draw:text-style-name="P1" draw:layer="layout" svg:x1="2.15cm" svg:y1="12.38cm" svg:x2="18.65cm" svg:y2="12.38cm">
          <text:p/>
        </draw:line>
        <draw:line draw:style-name="gr3" draw:text-style-name="P1" draw:layer="layout" svg:x1="2.15cm" svg:y1="14.1cm" svg:x2="18.65cm" svg:y2="14.1cm">
          <text:p/>
        </draw:line>
        <draw:line draw:style-name="gr3" draw:text-style-name="P1" draw:layer="layout" svg:x1="2.15cm" svg:y1="14.96cm" svg:x2="18.65cm" svg:y2="14.96cm">
          <text:p/>
        </draw:line>
        <draw:line draw:style-name="gr3" draw:text-style-name="P1" draw:layer="layout" svg:x1="2.15cm" svg:y1="15.82cm" svg:x2="18.65cm" svg:y2="15.82cm">
          <text:p/>
        </draw:line>
        <draw:line draw:style-name="gr3" draw:text-style-name="P1" draw:layer="layout" svg:x1="2.15cm" svg:y1="16.68cm" svg:x2="18.65cm" svg:y2="16.68cm">
          <text:p/>
        </draw:line>
        <draw:line draw:style-name="gr3" draw:text-style-name="P1" draw:layer="layout" svg:x1="2.15cm" svg:y1="17.54cm" svg:x2="18.65cm" svg:y2="17.54cm">
          <text:p/>
        </draw:line>
        <draw:line draw:style-name="gr3" draw:text-style-name="P1" draw:layer="layout" svg:x1="2.15cm" svg:y1="18.4cm" svg:x2="18.65cm" svg:y2="18.4cm">
          <text:p/>
        </draw:line>
        <draw:line draw:style-name="gr3" draw:text-style-name="P1" draw:layer="layout" svg:x1="2.15cm" svg:y1="19.26cm" svg:x2="18.65cm" svg:y2="19.26cm">
          <text:p/>
        </draw:line>
        <draw:line draw:style-name="gr3" draw:text-style-name="P1" draw:layer="layout" svg:x1="2.15cm" svg:y1="20.12cm" svg:x2="18.65cm" svg:y2="20.12cm">
          <text:p/>
        </draw:line>
        <draw:line draw:style-name="gr3" draw:text-style-name="P1" draw:layer="layout" svg:x1="2.15cm" svg:y1="20.98cm" svg:x2="18.65cm" svg:y2="20.98cm">
          <text:p/>
        </draw:line>
        <draw:line draw:style-name="gr3" draw:text-style-name="P1" draw:layer="layout" svg:x1="2.15cm" svg:y1="21.84cm" svg:x2="18.65cm" svg:y2="21.84cm">
          <text:p/>
        </draw:line>
        <draw:line draw:style-name="gr3" draw:text-style-name="P1" draw:layer="layout" svg:x1="2.15cm" svg:y1="22.7cm" svg:x2="18.65cm" svg:y2="22.7cm">
          <text:p/>
        </draw:line>
        <draw:line draw:style-name="gr3" draw:text-style-name="P1" draw:layer="layout" svg:x1="2.15cm" svg:y1="23.56cm" svg:x2="18.65cm" svg:y2="23.56cm">
          <text:p/>
        </draw:line>
        <draw:line draw:style-name="gr3" draw:text-style-name="P1" draw:layer="layout" svg:x1="2.15cm" svg:y1="24.42cm" svg:x2="18.65cm" svg:y2="24.42cm">
          <text:p/>
        </draw:line>
        <draw:line draw:style-name="gr3" draw:text-style-name="P1" draw:layer="layout" svg:x1="20.9cm" svg:y1="6.36cm" svg:x2="20.9cm" svg:y2="25.28cm">
          <text:p/>
        </draw:line>
        <draw:line draw:style-name="gr3" draw:text-style-name="P1" draw:layer="layout" svg:x1="19.242cm" svg:y1="7.22cm" svg:x2="37.4cm" svg:y2="7.22cm">
          <text:p/>
        </draw:line>
        <draw:line draw:style-name="gr3" draw:text-style-name="P1" draw:layer="layout" svg:x1="20.9cm" svg:y1="13.24cm" svg:x2="37.4cm" svg:y2="13.24cm">
          <text:p/>
        </draw:line>
        <draw:line draw:style-name="gr3" draw:text-style-name="P1" draw:layer="layout" svg:x1="20.9cm" svg:y1="8.08cm" svg:x2="37.4cm" svg:y2="8.08cm">
          <text:p/>
        </draw:line>
        <draw:line draw:style-name="gr3" draw:text-style-name="P1" draw:layer="layout" svg:x1="20.9cm" svg:y1="8.94cm" svg:x2="37.4cm" svg:y2="8.94cm">
          <text:p/>
        </draw:line>
        <draw:line draw:style-name="gr3" draw:text-style-name="P1" draw:layer="layout" svg:x1="20.9cm" svg:y1="9.8cm" svg:x2="37.4cm" svg:y2="9.8cm">
          <text:p/>
        </draw:line>
        <draw:line draw:style-name="gr3" draw:text-style-name="P1" draw:layer="layout" svg:x1="20.9cm" svg:y1="10.66cm" svg:x2="37.4cm" svg:y2="10.66cm">
          <text:p/>
        </draw:line>
        <draw:line draw:style-name="gr3" draw:text-style-name="P1" draw:layer="layout" svg:x1="20.9cm" svg:y1="11.52cm" svg:x2="37.4cm" svg:y2="11.52cm">
          <text:p/>
        </draw:line>
        <draw:line draw:style-name="gr3" draw:text-style-name="P1" draw:layer="layout" svg:x1="20.9cm" svg:y1="12.38cm" svg:x2="37.4cm" svg:y2="12.38cm">
          <text:p/>
        </draw:line>
        <draw:line draw:style-name="gr3" draw:text-style-name="P1" draw:layer="layout" svg:x1="20.9cm" svg:y1="14.1cm" svg:x2="37.4cm" svg:y2="14.1cm">
          <text:p/>
        </draw:line>
        <draw:line draw:style-name="gr3" draw:text-style-name="P1" draw:layer="layout" svg:x1="20.9cm" svg:y1="14.96cm" svg:x2="37.4cm" svg:y2="14.96cm">
          <text:p/>
        </draw:line>
        <draw:line draw:style-name="gr3" draw:text-style-name="P1" draw:layer="layout" svg:x1="20.9cm" svg:y1="15.82cm" svg:x2="37.4cm" svg:y2="15.82cm">
          <text:p/>
        </draw:line>
        <draw:line draw:style-name="gr3" draw:text-style-name="P1" draw:layer="layout" svg:x1="20.9cm" svg:y1="16.68cm" svg:x2="37.4cm" svg:y2="16.68cm">
          <text:p/>
        </draw:line>
        <draw:line draw:style-name="gr3" draw:text-style-name="P1" draw:layer="layout" svg:x1="20.9cm" svg:y1="17.54cm" svg:x2="37.4cm" svg:y2="17.54cm">
          <text:p/>
        </draw:line>
        <draw:line draw:style-name="gr3" draw:text-style-name="P1" draw:layer="layout" svg:x1="20.9cm" svg:y1="18.4cm" svg:x2="37.4cm" svg:y2="18.4cm">
          <text:p/>
        </draw:line>
        <draw:line draw:style-name="gr3" draw:text-style-name="P1" draw:layer="layout" svg:x1="20.9cm" svg:y1="19.26cm" svg:x2="37.4cm" svg:y2="19.26cm">
          <text:p/>
        </draw:line>
        <draw:line draw:style-name="gr3" draw:text-style-name="P1" draw:layer="layout" svg:x1="20.9cm" svg:y1="20.12cm" svg:x2="37.4cm" svg:y2="20.12cm">
          <text:p/>
        </draw:line>
        <draw:line draw:style-name="gr3" draw:text-style-name="P1" draw:layer="layout" svg:x1="20.9cm" svg:y1="20.98cm" svg:x2="37.4cm" svg:y2="20.98cm">
          <text:p/>
        </draw:line>
        <draw:line draw:style-name="gr3" draw:text-style-name="P1" draw:layer="layout" svg:x1="20.9cm" svg:y1="21.84cm" svg:x2="37.4cm" svg:y2="21.84cm">
          <text:p/>
        </draw:line>
        <draw:line draw:style-name="gr3" draw:text-style-name="P1" draw:layer="layout" svg:x1="20.9cm" svg:y1="22.7cm" svg:x2="37.4cm" svg:y2="22.7cm">
          <text:p/>
        </draw:line>
        <draw:line draw:style-name="gr3" draw:text-style-name="P1" draw:layer="layout" svg:x1="20.9cm" svg:y1="23.56cm" svg:x2="37.4cm" svg:y2="23.56cm">
          <text:p/>
        </draw:line>
        <draw:line draw:style-name="gr3" draw:text-style-name="P1" draw:layer="layout" svg:x1="20.9cm" svg:y1="24.42cm" svg:x2="37.4cm" svg:y2="24.42cm">
          <text:p/>
        </draw:line>
        <draw:line draw:style-name="gr1" draw:text-style-name="P1" draw:layer="layout" svg:x1="32.98cm" svg:y1="2.36cm" svg:x2="37.42cm" svg:y2="2.36cm">
          <text:p/>
        </draw:line>
        <draw:line draw:style-name="gr1" draw:text-style-name="P1" draw:layer="layout" svg:x1="37.4cm" svg:y1="4.98cm" svg:x2="37.4cm" svg:y2="2.34cm">
          <text:p/>
        </draw:line>
        <draw:line draw:style-name="gr3" draw:text-style-name="P1" draw:layer="layout" svg:x1="33cm" svg:y1="3.02cm" svg:x2="37.4cm" svg:y2="3.02cm">
          <text:p/>
        </draw:line>
        <draw:line draw:style-name="gr1" draw:text-style-name="P1" draw:layer="layout" svg:x1="33cm" svg:y1="4.98cm" svg:x2="33cm" svg:y2="2.34cm">
          <text:p/>
        </draw:line>
        <draw:line draw:style-name="gr1" draw:text-style-name="P1" draw:layer="layout" svg:x1="32.98cm" svg:y1="4.96cm" svg:x2="37.42cm" svg:y2="4.96cm">
          <text:p/>
        </draw:line>
        <draw:line draw:style-name="gr3" draw:text-style-name="P1" draw:layer="layout" svg:x1="35.3cm" svg:y1="4.96cm" svg:x2="35.3cm" svg:y2="2.36cm">
          <text:p/>
        </draw:line>
        <draw:line draw:style-name="gr3" draw:text-style-name="P1" draw:layer="layout" svg:x1="21.89cm" svg:y1="2.95cm" svg:x2="32.82cm" svg:y2="2.95cm">
          <text:p/>
        </draw:line>
        <draw:line draw:style-name="gr3" draw:text-style-name="P1" draw:layer="layout" svg:x1="29.5cm" svg:y1="4.96cm" svg:x2="32.82cm" svg:y2="4.96cm">
          <text:p/>
        </draw:line>
        <draw:line draw:style-name="gr3" draw:text-style-name="P1" draw:layer="layout" svg:x1="29.67cm" svg:y1="4.29cm" svg:x2="32.82cm" svg:y2="4.29cm">
          <text:p/>
        </draw:line>
        <draw:line draw:style-name="gr3" draw:text-style-name="P1" draw:layer="layout" svg:x1="28.98cm" svg:y1="3.62cm" svg:x2="32.82cm" svg:y2="3.62cm">
          <text:p/>
        </draw:line>
        <draw:line draw:style-name="gr3" draw:text-style-name="P1" draw:layer="layout" svg:x1="21.86cm" svg:y1="3.62cm" svg:x2="26.34cm" svg:y2="3.62cm">
          <text:p/>
        </draw:line>
        <draw:line draw:style-name="gr3" draw:text-style-name="P1" draw:layer="layout" svg:x1="22.68cm" svg:y1="4.29cm" svg:x2="26.34cm" svg:y2="4.29cm">
          <text:p/>
        </draw:line>
        <draw:line draw:style-name="gr3" draw:text-style-name="P1" draw:layer="layout" svg:x1="21.1cm" svg:y1="4.96cm" svg:x2="26.34cm" svg:y2="4.96cm">
          <text:p/>
        </draw:line>
        <draw:frame draw:style-name="gr4" draw:text-style-name="P3" draw:layer="layout" svg:width="2.3cm" svg:height="0.336cm" svg:x="33cm" svg:y="2.426cm">
          <draw:text-box>
            <text:p text:style-name="P2"><text:span text:style-name="T1">總　　分</text:span></text:p>
          </draw:text-box>
        </draw:frame>
        <draw:frame draw:style-name="gr5" draw:text-style-name="P4" draw:layer="layout" svg:width="2.3cm" svg:height="0.297cm" svg:x="33cm" svg:y="2.716cm">
          <draw:text-box>
            <text:p text:style-name="P2"><text:span text:style-name="T2">Total score</text:span></text:p>
          </draw:text-box>
        </draw:frame>
        <draw:frame draw:style-name="gr4" draw:text-style-name="P3" draw:layer="layout" svg:width="2.1cm" svg:height="0.336cm" svg:x="35.3cm" svg:y="2.421cm">
          <draw:text-box>
            <text:p text:style-name="P2"><text:span text:style-name="T1">教師簽名</text:span></text:p>
          </draw:text-box>
        </draw:frame>
        <draw:frame draw:style-name="gr6" draw:text-style-name="P5" draw:layer="layout" svg:width="2.1cm" svg:height="0.314cm" svg:x="35.3cm" svg:y="2.715cm">
          <draw:text-box>
            <text:p text:style-name="P2"><text:span text:style-name="T3">Teacher's signature</text:span></text:p>
          </draw:text-box>
        </draw:frame>
        <draw:frame draw:style-name="gr7" draw:text-style-name="P7" draw:layer="layout" svg:width="2.648cm" svg:height="0.61cm" svg:x="19.242cm" svg:y="2.34cm">
          <draw:text-box>
            <text:p text:style-name="P6"><text:span text:style-name="T4">科目</text:span><text:span text:style-name="T5">Course title</text:span></text:p>
          </draw:text-box>
        </draw:frame>
        <draw:frame draw:style-name="gr8" draw:text-style-name="P7" draw:layer="layout" svg:width="2.618cm" svg:height="0.63cm" svg:x="19.242cm" svg:y="2.99cm">
          <draw:text-box>
            <text:p text:style-name="P6"><text:span text:style-name="T4">開課班級</text:span><text:span text:style-name="T5">Class</text:span></text:p>
          </draw:text-box>
        </draw:frame>
        <draw:frame draw:style-name="gr8" draw:text-style-name="P7" draw:layer="layout" svg:width="3.438cm" svg:height="0.63cm" svg:x="19.242cm" svg:y="3.66cm">
          <draw:text-box>
            <text:p text:style-name="P6"><text:span text:style-name="T4">系級</text:span><text:span text:style-name="T5">Department/Year</text:span></text:p>
          </draw:text-box>
        </draw:frame>
        <draw:frame draw:style-name="gr8" draw:text-style-name="P7" draw:layer="layout" svg:width="1.858cm" svg:height="0.63cm" svg:x="19.242cm" svg:y="4.33cm">
          <draw:text-box>
            <text:p text:style-name="P6"><text:span text:style-name="T4">姓名</text:span><text:span text:style-name="T5">Name</text:span></text:p>
          </draw:text-box>
        </draw:frame>
        <draw:frame draw:style-name="gr8" draw:text-style-name="P7" draw:layer="layout" svg:width="2.96cm" svg:height="0.63cm" svg:x="26.44cm" svg:y="2.99cm">
          <draw:text-box>
            <text:p text:style-name="P6"><text:span text:style-name="T6">考試</text:span><text:span text:style-name="T4">日期</text:span><text:span text:style-name="T5">Date</text:span></text:p>
          </draw:text-box>
        </draw:frame>
        <draw:frame draw:style-name="gr8" draw:text-style-name="P7" draw:layer="layout" svg:width="3.24cm" svg:height="0.63cm" svg:x="26.44cm" svg:y="3.66cm">
          <draw:text-box>
            <text:p text:style-name="P6"><text:span text:style-name="T4">成績座號</text:span><text:span text:style-name="T5">Grade no.</text:span></text:p>
          </draw:text-box>
        </draw:frame>
        <draw:frame draw:style-name="gr8" draw:text-style-name="P7" draw:layer="layout" svg:width="3.06cm" svg:height="0.63cm" svg:x="26.44cm" svg:y="4.33cm">
          <draw:text-box>
            <text:p text:style-name="P6"><text:span text:style-name="T4">學號</text:span><text:span text:style-name="T5">Student ID no.</text:span></text:p>
          </draw:text-box>
        </draw:frame>
        <draw:frame draw:style-name="gr9" draw:text-style-name="P9" draw:layer="layout" svg:width="17.73cm" svg:height="1.4cm" svg:x="19.67cm" svg:y="4.959cm">
          <draw:text-box>
            <text:p text:style-name="P8"><text:span text:style-name="T7">考試時不得有交談、窺</text:span><text:span text:style-name="T7">視、夾帶、抄襲、傳遞、</text:span><text:span text:style-name="T7">代考或其他作弊等舞弊行</text:span><text:span text:style-name="T7">為，考畢務必交卷，不得</text:span><text:span text:style-name="T7">攜卷出場，違者依考場規</text:span><text:span text:style-name="T7">則議處。</text:span><text:span text:style-name="T8"><text:line-break/></text:span><text:span text:style-name="T9">Conversation, peeking, </text:span><text:span text:style-name="T9">illegal notes, </text:span><text:span text:style-name="T9">plagiarizing, answer </text:span><text:span text:style-name="T9">circulation, testing as a </text:span><text:span text:style-name="T9">substitute, off-site </text:span><text:span text:style-name="T9">removal of examination</text:span><text:span text:style-name="T10"><text:line-break/></text:span><text:span text:style-name="T9">papers, and other </text:span><text:span text:style-name="T9">fraudulent practices in </text:span><text:span text:style-name="T9">violation of examination </text:span><text:span text:style-name="T9">regulations will be </text:span><text:span text:style-name="T9">severely punished.</text:span></text:p>
          </draw:text-box>
        </draw:frame>
        <draw:frame draw:style-name="gr10" draw:text-style-name="P10" draw:layer="layout" svg:width="0.37cm" svg:height="0.5cm" svg:x="19.3cm" svg:y="5.046cm">
          <draw:text-box>
            <text:p text:style-name="P8"><text:span text:style-name="T8">●</text:span></text:p>
          </draw:text-box>
        </draw:frame>
        <draw:frame draw:style-name="gr11" draw:text-style-name="P12" draw:layer="layout" svg:width="17.88cm" svg:height="1.08cm" svg:x="19.52cm" svg:y="0.98cm">
          <draw:text-box>
            <text:p text:style-name="P11"><text:span text:style-name="T11">淡江大學 <text:s/></text:span><text:span text:style-name="T11"><text:s/>學年度第</text:span><text:span text:style-name="T12"> </text:span><text:span text:style-name="T11"><text:s/></text:span><text:span text:style-name="T13">學期　　</text:span><text:span text:style-name="T13">考試答案</text:span><text:span text:style-name="T13">卷</text:span></text:p>
          </draw:text-box>
        </draw:frame>
        <draw:frame draw:style-name="gr12" draw:text-style-name="P14" draw:layer="layout" svg:width="4.2cm" svg:height="0.471cm" svg:x="33cm" svg:y="25.465cm">
          <draw:text-box>
            <text:p text:style-name="P13"><text:span text:style-name="T14">114(1)02,0</text:span><text:span text:style-name="T14">00</text:span></text:p>
          </draw:text-box>
        </draw:frame>
        <draw:frame draw:style-name="gr6" draw:text-style-name="P4" draw:layer="layout" svg:width="1.658cm" svg:height="0.314cm" svg:x="19.242cm" svg:y="6.945cm">
          <draw:text-box>
            <text:p text:style-name="P2"><text:span text:style-name="T2">column</text:span></text:p>
          </draw:text-box>
        </draw:frame>
        <draw:frame draw:style-name="gr13" draw:text-style-name="P15" draw:layer="layout" svg:width="1.66cm" svg:height="0.55cm" svg:x="19.242cm" svg:y="6.29cm">
          <draw:text-box>
            <text:p text:style-name="P2"><text:span text:style-name="T15">計分欄</text:span></text:p>
          </draw:text-box>
        </draw:frame>
        <draw:frame draw:style-name="gr13" draw:text-style-name="P15" draw:layer="layout" svg:width="1.66cm" svg:height="0.55cm" svg:x="0.5cm" svg:y="1.144cm">
          <draw:text-box>
            <text:p text:style-name="P2"><text:span text:style-name="T15">計分欄</text:span></text:p>
          </draw:text-box>
        </draw:frame>
        <draw:frame draw:style-name="gr6" draw:text-style-name="P4" draw:layer="layout" svg:width="1.658cm" svg:height="0.314cm" svg:x="19.242cm" svg:y="6.717cm">
          <draw:text-box>
            <text:p text:style-name="P2"><text:span text:style-name="T2">Points</text:span></text:p>
          </draw:text-box>
        </draw:frame>
        <draw:frame draw:style-name="gr6" draw:text-style-name="P4" draw:layer="layout" svg:width="1.658cm" svg:height="0.314cm" svg:x="0.5cm" svg:y="1.558cm">
          <draw:text-box>
            <text:p text:style-name="P2"><text:span text:style-name="T2">Points</text:span></text:p>
          </draw:text-box>
        </draw:frame>
        <draw:frame draw:style-name="gr6" draw:text-style-name="P4" draw:layer="layout" svg:width="1.658cm" svg:height="0.314cm" svg:x="0.5cm" svg:y="1.79cm">
          <draw:text-box>
            <text:p text:style-name="P2"><text:span text:style-name="T2">column</text:span></text:p>
          </draw:text-box>
        </draw:frame>
        <draw:frame draw:style-name="gr14" draw:text-style-name="P16" draw:layer="layout" svg:width="17.88cm" svg:height="0.46cm" svg:x="19.52cm" svg:y="1.9cm">
          <draw:text-box>
            <text:p text:style-name="P11"><text:span text:style-name="T16">Tamkang University </text:span><text:span text:style-name="T16">Examination Answer </text:span><text:span text:style-name="T16">Sheet</text:span></text:p>
          </draw:text-box>
        </draw:frame>
      </draw:page>
      <draw:page draw:name="page2" draw:style-name="dp1" draw:master-page-name="預設">
        <draw:line draw:style-name="gr1" draw:text-style-name="P1" draw:layer="layout" svg:x1="0.48cm" svg:y1="1.2cm" svg:x2="18.67cm" svg:y2="1.2cm">
          <text:p/>
        </draw:line>
        <draw:line draw:style-name="gr1" draw:text-style-name="P1" draw:layer="layout" svg:x1="0.48cm" svg:y1="25.28cm" svg:x2="18.67cm" svg:y2="25.28cm">
          <text:p/>
        </draw:line>
        <draw:line draw:style-name="gr1" draw:text-style-name="P1" draw:layer="layout" svg:x1="19.22cm" svg:y1="25.28cm" svg:x2="37.42cm" svg:y2="25.28cm">
          <text:p/>
        </draw:line>
        <draw:line draw:style-name="gr1" draw:text-style-name="P1" draw:layer="layout" svg:x1="19.22cm" svg:y1="1.2cm" svg:x2="37.42cm" svg:y2="1.2cm">
          <text:p/>
        </draw:line>
        <draw:line draw:style-name="gr2" draw:text-style-name="P1" draw:layer="layout" svg:x1="18.95cm" svg:y1="25.26cm" svg:x2="18.95cm" svg:y2="1.18cm">
          <text:p/>
        </draw:line>
        <draw:line draw:style-name="gr1" draw:text-style-name="P1" draw:layer="layout" svg:x1="0.5cm" svg:y1="1.18cm" svg:x2="0.5cm" svg:y2="25.3cm">
          <text:p/>
        </draw:line>
        <draw:line draw:style-name="gr1" draw:text-style-name="P1" draw:layer="layout" svg:x1="18.65cm" svg:y1="1.18cm" svg:x2="18.65cm" svg:y2="25.3cm">
          <text:p/>
        </draw:line>
        <draw:line draw:style-name="gr1" draw:text-style-name="P1" draw:layer="layout" svg:x1="19.242cm" svg:y1="1.18cm" svg:x2="19.242cm" svg:y2="25.3cm">
          <text:p/>
        </draw:line>
        <draw:line draw:style-name="gr1" draw:text-style-name="P1" draw:layer="layout" svg:x1="37.4cm" svg:y1="1.18cm" svg:x2="37.4cm" svg:y2="25.3cm">
          <text:p/>
        </draw:line>
        <draw:line draw:style-name="gr3" draw:text-style-name="P1" draw:layer="layout" svg:x1="2.15cm" svg:y1="1.2cm" svg:x2="2.15cm" svg:y2="25.28cm">
          <text:p/>
        </draw:line>
        <draw:line draw:style-name="gr3" draw:text-style-name="P1" draw:layer="layout" svg:x1="0.5cm" svg:y1="2.06cm" svg:x2="18.65cm" svg:y2="2.06cm">
          <text:p/>
        </draw:line>
        <draw:line draw:style-name="gr3" draw:text-style-name="P1" draw:layer="layout" svg:x1="2.15cm" svg:y1="2.92cm" svg:x2="18.65cm" svg:y2="2.92cm">
          <text:p/>
        </draw:line>
        <draw:line draw:style-name="gr3" draw:text-style-name="P1" draw:layer="layout" svg:x1="2.15cm" svg:y1="3.78cm" svg:x2="18.65cm" svg:y2="3.78cm">
          <text:p/>
        </draw:line>
        <draw:line draw:style-name="gr3" draw:text-style-name="P1" draw:layer="layout" svg:x1="2.15cm" svg:y1="4.64cm" svg:x2="18.65cm" svg:y2="4.64cm">
          <text:p/>
        </draw:line>
        <draw:line draw:style-name="gr3" draw:text-style-name="P1" draw:layer="layout" svg:x1="2.15cm" svg:y1="5.5cm" svg:x2="18.65cm" svg:y2="5.5cm">
          <text:p/>
        </draw:line>
        <draw:line draw:style-name="gr3" draw:text-style-name="P1" draw:layer="layout" svg:x1="2.15cm" svg:y1="6.36cm" svg:x2="18.65cm" svg:y2="6.36cm">
          <text:p/>
        </draw:line>
        <draw:line draw:style-name="gr3" draw:text-style-name="P1" draw:layer="layout" svg:x1="2.15cm" svg:y1="13.24cm" svg:x2="18.65cm" svg:y2="13.24cm">
          <text:p/>
        </draw:line>
        <draw:line draw:style-name="gr3" draw:text-style-name="P1" draw:layer="layout" svg:x1="2.15cm" svg:y1="7.22cm" svg:x2="18.65cm" svg:y2="7.22cm">
          <text:p/>
        </draw:line>
        <draw:line draw:style-name="gr3" draw:text-style-name="P1" draw:layer="layout" svg:x1="2.15cm" svg:y1="8.08cm" svg:x2="18.65cm" svg:y2="8.08cm">
          <text:p/>
        </draw:line>
        <draw:line draw:style-name="gr3" draw:text-style-name="P1" draw:layer="layout" svg:x1="2.15cm" svg:y1="8.94cm" svg:x2="18.65cm" svg:y2="8.94cm">
          <text:p/>
        </draw:line>
        <draw:line draw:style-name="gr3" draw:text-style-name="P1" draw:layer="layout" svg:x1="2.15cm" svg:y1="9.8cm" svg:x2="18.65cm" svg:y2="9.8cm">
          <text:p/>
        </draw:line>
        <draw:line draw:style-name="gr3" draw:text-style-name="P1" draw:layer="layout" svg:x1="2.15cm" svg:y1="10.66cm" svg:x2="18.65cm" svg:y2="10.66cm">
          <text:p/>
        </draw:line>
        <draw:line draw:style-name="gr3" draw:text-style-name="P1" draw:layer="layout" svg:x1="2.15cm" svg:y1="11.52cm" svg:x2="18.65cm" svg:y2="11.52cm">
          <text:p/>
        </draw:line>
        <draw:line draw:style-name="gr3" draw:text-style-name="P1" draw:layer="layout" svg:x1="2.15cm" svg:y1="12.38cm" svg:x2="18.65cm" svg:y2="12.38cm">
          <text:p/>
        </draw:line>
        <draw:line draw:style-name="gr3" draw:text-style-name="P1" draw:layer="layout" svg:x1="2.15cm" svg:y1="14.1cm" svg:x2="18.65cm" svg:y2="14.1cm">
          <text:p/>
        </draw:line>
        <draw:line draw:style-name="gr3" draw:text-style-name="P1" draw:layer="layout" svg:x1="2.15cm" svg:y1="14.96cm" svg:x2="18.65cm" svg:y2="14.96cm">
          <text:p/>
        </draw:line>
        <draw:line draw:style-name="gr3" draw:text-style-name="P1" draw:layer="layout" svg:x1="2.15cm" svg:y1="15.82cm" svg:x2="18.65cm" svg:y2="15.82cm">
          <text:p/>
        </draw:line>
        <draw:line draw:style-name="gr3" draw:text-style-name="P1" draw:layer="layout" svg:x1="2.15cm" svg:y1="16.68cm" svg:x2="18.65cm" svg:y2="16.68cm">
          <text:p/>
        </draw:line>
        <draw:line draw:style-name="gr3" draw:text-style-name="P1" draw:layer="layout" svg:x1="2.15cm" svg:y1="17.54cm" svg:x2="18.65cm" svg:y2="17.54cm">
          <text:p/>
        </draw:line>
        <draw:line draw:style-name="gr3" draw:text-style-name="P1" draw:layer="layout" svg:x1="2.15cm" svg:y1="18.4cm" svg:x2="18.65cm" svg:y2="18.4cm">
          <text:p/>
        </draw:line>
        <draw:line draw:style-name="gr3" draw:text-style-name="P1" draw:layer="layout" svg:x1="2.15cm" svg:y1="19.26cm" svg:x2="18.65cm" svg:y2="19.26cm">
          <text:p/>
        </draw:line>
        <draw:line draw:style-name="gr3" draw:text-style-name="P1" draw:layer="layout" svg:x1="2.15cm" svg:y1="20.12cm" svg:x2="18.65cm" svg:y2="20.12cm">
          <text:p/>
        </draw:line>
        <draw:line draw:style-name="gr3" draw:text-style-name="P1" draw:layer="layout" svg:x1="2.15cm" svg:y1="20.98cm" svg:x2="18.65cm" svg:y2="20.98cm">
          <text:p/>
        </draw:line>
        <draw:line draw:style-name="gr3" draw:text-style-name="P1" draw:layer="layout" svg:x1="2.15cm" svg:y1="21.84cm" svg:x2="18.65cm" svg:y2="21.84cm">
          <text:p/>
        </draw:line>
        <draw:line draw:style-name="gr3" draw:text-style-name="P1" draw:layer="layout" svg:x1="2.15cm" svg:y1="22.7cm" svg:x2="18.65cm" svg:y2="22.7cm">
          <text:p/>
        </draw:line>
        <draw:line draw:style-name="gr3" draw:text-style-name="P1" draw:layer="layout" svg:x1="2.15cm" svg:y1="23.56cm" svg:x2="18.65cm" svg:y2="23.56cm">
          <text:p/>
        </draw:line>
        <draw:line draw:style-name="gr3" draw:text-style-name="P1" draw:layer="layout" svg:x1="2.15cm" svg:y1="24.42cm" svg:x2="18.65cm" svg:y2="24.42cm">
          <text:p/>
        </draw:line>
        <draw:line draw:style-name="gr3" draw:text-style-name="P1" draw:layer="layout" svg:x1="20.9cm" svg:y1="1.2cm" svg:x2="20.9cm" svg:y2="25.28cm">
          <text:p/>
        </draw:line>
        <draw:line draw:style-name="gr3" draw:text-style-name="P1" draw:layer="layout" svg:x1="19.25cm" svg:y1="2.06cm" svg:x2="37.4cm" svg:y2="2.06cm">
          <text:p/>
        </draw:line>
        <draw:line draw:style-name="gr3" draw:text-style-name="P1" draw:layer="layout" svg:x1="20.9cm" svg:y1="2.92cm" svg:x2="37.4cm" svg:y2="2.92cm">
          <text:p/>
        </draw:line>
        <draw:line draw:style-name="gr3" draw:text-style-name="P1" draw:layer="layout" svg:x1="20.9cm" svg:y1="3.78cm" svg:x2="37.4cm" svg:y2="3.78cm">
          <text:p/>
        </draw:line>
        <draw:line draw:style-name="gr3" draw:text-style-name="P1" draw:layer="layout" svg:x1="20.9cm" svg:y1="4.64cm" svg:x2="37.4cm" svg:y2="4.64cm">
          <text:p/>
        </draw:line>
        <draw:line draw:style-name="gr3" draw:text-style-name="P1" draw:layer="layout" svg:x1="20.9cm" svg:y1="5.5cm" svg:x2="37.4cm" svg:y2="5.5cm">
          <text:p/>
        </draw:line>
        <draw:line draw:style-name="gr3" draw:text-style-name="P1" draw:layer="layout" svg:x1="20.9cm" svg:y1="6.36cm" svg:x2="37.4cm" svg:y2="6.36cm">
          <text:p/>
        </draw:line>
        <draw:line draw:style-name="gr3" draw:text-style-name="P1" draw:layer="layout" svg:x1="20.9cm" svg:y1="13.24cm" svg:x2="37.4cm" svg:y2="13.24cm">
          <text:p/>
        </draw:line>
        <draw:line draw:style-name="gr3" draw:text-style-name="P1" draw:layer="layout" svg:x1="20.9cm" svg:y1="7.22cm" svg:x2="37.4cm" svg:y2="7.22cm">
          <text:p/>
        </draw:line>
        <draw:line draw:style-name="gr3" draw:text-style-name="P1" draw:layer="layout" svg:x1="20.9cm" svg:y1="8.08cm" svg:x2="37.4cm" svg:y2="8.08cm">
          <text:p/>
        </draw:line>
        <draw:line draw:style-name="gr3" draw:text-style-name="P1" draw:layer="layout" svg:x1="20.9cm" svg:y1="8.94cm" svg:x2="37.4cm" svg:y2="8.94cm">
          <text:p/>
        </draw:line>
        <draw:line draw:style-name="gr3" draw:text-style-name="P1" draw:layer="layout" svg:x1="20.9cm" svg:y1="9.8cm" svg:x2="37.4cm" svg:y2="9.8cm">
          <text:p/>
        </draw:line>
        <draw:line draw:style-name="gr3" draw:text-style-name="P1" draw:layer="layout" svg:x1="20.9cm" svg:y1="10.66cm" svg:x2="37.4cm" svg:y2="10.66cm">
          <text:p/>
        </draw:line>
        <draw:line draw:style-name="gr3" draw:text-style-name="P1" draw:layer="layout" svg:x1="20.9cm" svg:y1="11.52cm" svg:x2="37.4cm" svg:y2="11.52cm">
          <text:p/>
        </draw:line>
        <draw:line draw:style-name="gr3" draw:text-style-name="P1" draw:layer="layout" svg:x1="20.9cm" svg:y1="12.38cm" svg:x2="37.4cm" svg:y2="12.38cm">
          <text:p/>
        </draw:line>
        <draw:line draw:style-name="gr3" draw:text-style-name="P1" draw:layer="layout" svg:x1="20.9cm" svg:y1="14.1cm" svg:x2="37.4cm" svg:y2="14.1cm">
          <text:p/>
        </draw:line>
        <draw:line draw:style-name="gr3" draw:text-style-name="P1" draw:layer="layout" svg:x1="20.9cm" svg:y1="14.96cm" svg:x2="37.4cm" svg:y2="14.96cm">
          <text:p/>
        </draw:line>
        <draw:line draw:style-name="gr3" draw:text-style-name="P1" draw:layer="layout" svg:x1="20.9cm" svg:y1="15.82cm" svg:x2="37.4cm" svg:y2="15.82cm">
          <text:p/>
        </draw:line>
        <draw:line draw:style-name="gr3" draw:text-style-name="P1" draw:layer="layout" svg:x1="20.9cm" svg:y1="16.68cm" svg:x2="37.4cm" svg:y2="16.68cm">
          <text:p/>
        </draw:line>
        <draw:line draw:style-name="gr3" draw:text-style-name="P1" draw:layer="layout" svg:x1="20.9cm" svg:y1="17.54cm" svg:x2="37.4cm" svg:y2="17.54cm">
          <text:p/>
        </draw:line>
        <draw:line draw:style-name="gr3" draw:text-style-name="P1" draw:layer="layout" svg:x1="20.9cm" svg:y1="18.4cm" svg:x2="37.4cm" svg:y2="18.4cm">
          <text:p/>
        </draw:line>
        <draw:line draw:style-name="gr3" draw:text-style-name="P1" draw:layer="layout" svg:x1="20.9cm" svg:y1="19.26cm" svg:x2="37.4cm" svg:y2="19.26cm">
          <text:p/>
        </draw:line>
        <draw:line draw:style-name="gr3" draw:text-style-name="P1" draw:layer="layout" svg:x1="20.9cm" svg:y1="20.12cm" svg:x2="37.4cm" svg:y2="20.12cm">
          <text:p/>
        </draw:line>
        <draw:line draw:style-name="gr3" draw:text-style-name="P1" draw:layer="layout" svg:x1="20.9cm" svg:y1="20.98cm" svg:x2="37.4cm" svg:y2="20.98cm">
          <text:p/>
        </draw:line>
        <draw:line draw:style-name="gr3" draw:text-style-name="P1" draw:layer="layout" svg:x1="20.9cm" svg:y1="21.84cm" svg:x2="37.4cm" svg:y2="21.84cm">
          <text:p/>
        </draw:line>
        <draw:line draw:style-name="gr3" draw:text-style-name="P1" draw:layer="layout" svg:x1="20.9cm" svg:y1="22.7cm" svg:x2="37.4cm" svg:y2="22.7cm">
          <text:p/>
        </draw:line>
        <draw:line draw:style-name="gr3" draw:text-style-name="P1" draw:layer="layout" svg:x1="20.9cm" svg:y1="23.56cm" svg:x2="37.4cm" svg:y2="23.56cm">
          <text:p/>
        </draw:line>
        <draw:line draw:style-name="gr3" draw:text-style-name="P1" draw:layer="layout" svg:x1="20.9cm" svg:y1="24.42cm" svg:x2="37.4cm" svg:y2="24.42cm">
          <text:p/>
        </draw:line>
        <draw:frame draw:style-name="gr13" draw:text-style-name="P15" draw:layer="layout" svg:width="1.66cm" svg:height="0.55cm" svg:x="0.5cm" svg:y="1.144cm">
          <draw:text-box>
            <text:p text:style-name="P2"><text:span text:style-name="T15">計分欄</text:span></text:p>
          </draw:text-box>
        </draw:frame>
        <draw:frame draw:style-name="gr13" draw:text-style-name="P15" draw:layer="layout" svg:width="1.66cm" svg:height="0.55cm" svg:x="19.242cm" svg:y="1.144cm">
          <draw:text-box>
            <text:p text:style-name="P2"><text:span text:style-name="T15">計分欄</text:span></text:p>
          </draw:text-box>
        </draw:frame>
        <draw:frame draw:style-name="gr6" draw:text-style-name="P4" draw:layer="layout" svg:width="1.658cm" svg:height="0.314cm" svg:x="19.242cm" svg:y="1.562cm">
          <draw:text-box>
            <text:p text:style-name="P2"><text:span text:style-name="T2">Points</text:span></text:p>
          </draw:text-box>
        </draw:frame>
        <draw:frame draw:style-name="gr6" draw:text-style-name="P4" draw:layer="layout" svg:width="1.658cm" svg:height="0.314cm" svg:x="0.5cm" svg:y="1.558cm">
          <draw:text-box>
            <text:p text:style-name="P2"><text:span text:style-name="T2">Points</text:span></text:p>
          </draw:text-box>
        </draw:frame>
        <draw:frame draw:style-name="gr6" draw:text-style-name="P4" draw:layer="layout" svg:width="1.658cm" svg:height="0.314cm" svg:x="19.242cm" svg:y="1.786cm">
          <draw:text-box>
            <text:p text:style-name="P2"><text:span text:style-name="T2">column</text:span></text:p>
          </draw:text-box>
        </draw:frame>
        <draw:frame draw:style-name="gr6" draw:text-style-name="P4" draw:layer="layout" svg:width="1.658cm" svg:height="0.314cm" svg:x="0.5cm" svg:y="1.79cm">
          <draw:text-box>
            <text:p text:style-name="P2"><text:span text:style-name="T2">colum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8cm" fo:margin-bottom="0.48cm" fo:margin-left="0.48cm" fo:margin-right="0.48cm" fo:page-width="37.9cm" fo:page-height="2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1T19:33:07.607362400</meta:creation-date>
    <dc:date>2025-11-22T02:20:57.351648912</dc:date>
    <meta:editing-duration>PT7H56M9S</meta:editing-duration>
    <meta:editing-cycles>180</meta:editing-cycles>
    <meta:generator>LibreOffice/25.2.6.2$Linux_X86_64 LibreOffice_project/40d1a0e1d5bdf1afaeae24d9ece32bbb00fa66a4</meta:generator>
    <meta:document-statistic meta:object-count="165"/>
  </office:meta>
</office:document-meta>
</file>